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helvetica,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style:line-height-at-least="0.397cm" fo:widows="1" fo:text-indent="0cm" style:auto-text-indent="false"/>
    </style:style>
    <style:style style:name="P2" style:family="paragraph" style:parent-style-name="Standard">
      <style:paragraph-properties fo:margin-left="0cm" fo:margin-right="0cm" style:line-height-at-least="0.397cm" fo:widows="1" fo:text-indent="0cm" style:auto-text-indent="false" fo:padding="0.074cm" fo:border-left="none" fo:border-right="none" fo:border-top="none" fo:border-bottom="0.002cm solid #000000" style:join-border="false"/>
    </style:style>
    <style:style style:name="P3" style:family="paragraph" style:parent-style-name="Standard">
      <style:paragraph-properties fo:margin-left="0cm" fo:margin-right="0cm" style:line-height-at-least="0.397cm" fo:widows="1" fo:text-indent="0cm" style:auto-text-indent="false"/>
      <style:text-properties fo:font-variant="normal" fo:text-transform="none" fo:color="#333333" style:font-name="arial" fo:font-size="9pt" fo:letter-spacing="normal" fo:font-style="normal" fo:font-weight="normal"/>
    </style:style>
    <style:style style:name="P4" style:family="paragraph" style:parent-style-name="Standard">
      <style:paragraph-properties fo:margin-left="0cm" fo:margin-right="0cm" style:line-height-at-least="0.397cm" fo:text-align="justify" style:justify-single-word="false" fo:widows="1" fo:text-indent="0cm" style:auto-text-indent="false"/>
      <style:text-properties fo:font-variant="normal" fo:text-transform="none" fo:color="#333333" style:font-name="arial" fo:font-size="9pt" fo:letter-spacing="normal" fo:font-style="normal" fo:font-weight="normal"/>
    </style:style>
    <style:style style:name="P5" style:family="paragraph" style:parent-style-name="Standard">
      <style:paragraph-properties fo:margin-left="0cm" fo:margin-right="0cm" style:line-height-at-least="0.397cm" fo:text-align="justify" style:justify-single-word="false" fo:widows="1" fo:text-indent="0cm" style:auto-text-indent="false"/>
    </style:style>
    <style:style style:name="T1" style:family="text">
      <style:text-properties fo:font-variant="normal" fo:text-transform="none" fo:color="#333333" style:font-name="arial" fo:font-size="9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Recently migrated to pb11 </text:span><text:line-break/><text:span text:style-name="T1">Existing api call works perfectly fine in old application </text:span><text:line-break/><text:line-break/><text:span text:style-name="T1">when we call a windows API LogonUserA() from PB to </text:span><text:line-break/><text:span text:style-name="T1">authenticate a user so that he/she can create new files on </text:span><text:line-break/><text:span text:style-name="T1">the network drive </text:span><text:line-break/><text:line-break/><text:span text:style-name="T1">FUNCTION Boolean LogonUserA (string lpszUsername, String </text:span><text:line-break/><text:span text:style-name="T1">lpszDomain, string lpszPassword, Long dwLogonType, Long </text:span><text:line-break/><text:span text:style-name="T1">dwLogonProvider, REF uLong phToken) LIBRARY "advapi32.dll" </text:span><text:line-break/><text:line-break/><text:span text:style-name="T1">blnResult = LogonUserA(userid, Domain, </text:span><text:line-break/><text:span text:style-name="T1">Password,lngLogonType,lngLogonProvider,ilElevatedAccessHandle </text:span><text:line-break/><text:span text:style-name="T1">) </text:span><text:line-break/><text:span text:style-name="T1">blnResult = ImpersonateLoggedOnUser(ilElevatedAccessHandle) </text:span><text:line-break/><text:line-break/><text:span text:style-name="T1">I tried all the options for LogonType </text:span><text:line-break/><text:span text:style-name="T1">including </text:span><text:line-break/><text:span text:style-name="T1">LOGON32_LOGON_INTERACTIVE </text:span><text:line-break/><text:span text:style-name="T1">LOGON32_LOGON_NETWORK </text:span><text:line-break/><text:span text:style-name="T1">LOGON32_LOGON_NEW_CREDENTIALS </text:span><text:line-break/><text:span text:style-name="T1">It does connect only for LOGON32_LOGON_NEW_CREDENTIALS as </text:span><text:line-break/><text:span text:style-name="T1">logontype but when you try to create file after </text:span><text:line-break/><text:span text:style-name="T1">impersenating It doesn't create the file and new user has </text:span><text:line-break/><text:span text:style-name="T1">all access on drive. </text:span><text:line-break/><text:line-break/><text:span text:style-name="T1">Any one has any suggesation ??? </text:span><text:line-break/><text:line-break/><text:line-break/><text:span text:style-name="T1">It does work verywell in our older version of application </text:span><text:line-break/><text:span text:style-name="T1">where we use logontype as LOGON32_LOGON_INTERACTIVE and </text:span><text:line-break/><text:span text:style-name="T1">default for provider.. </text:span><text:line-break/><text:line-break/><text:span text:style-name="T1">Thanks</text:span> </text:p>
      <text:p text:style-name="P1"/>
      <text:p text:style-name="P1"><text:span text:style-name="T1">Hi Sandeep;</text:span><text:line-break/><text:line-break/><text:span text:style-name="T1">Remember that PB 11.x is Unicode - so your API call should be with the</text:span><text:line-break/><text:span text:style-name="T1">LogonUserW method signature.</text:span><text:line-break/><text:line-break/><text:span text:style-name="T1">FYI: http://msdn.microsoft.com/en-us/library/aa378184.aspx</text:span><text:line-break/><text:span text:style-name="T1">Note the bottom section</text:span> </text:p>
      <text:p text:style-name="P2"/>
      <text:p text:style-name="P1"><text:span text:style-name="T1">It does work thanks</text:span><text:line-break/><text:span text:style-name="T1">I am testing it more..</text:span> </text:p>
      <text:p text:style-name="P1"/>
      <text:p text:style-name="P1"><text:span text:style-name="T1">Is there somebody who has Powerbuilder examples of the above mentioned API </text:span><text:line-break/><text:span text:style-name="T1">calls ? I'm trying to start another proces(thread) from a Powerbuilder </text:span><text:line-break/><text:span text:style-name="T1">application. On NT like systems I would like to use a specific </text:span><text:line-break/><text:span text:style-name="T1">(application)user and domain so I also need the API calls to UserLogon and </text:span><text:line-break/><text:span text:style-name="T1">maybe ImpersonateLoggedOnUser. </text:span><text:s/></text:p>
      <text:p text:style-name="P2"/>
      <text:p text:style-name="P1"><text:span text:style-name="T1">http://www.pbdr.com has a wrapper around CreateProcess. The following Google</text:span><text:line-break/><text:span text:style-name="T1">search will bring up quite a few samples for LogonUser --</text:span><text:line-break/><text:span text:style-name="T1">http://groups.google.com/groups?hl=en&amp;lr=&amp;ie=UTF-8&amp;oe=UTF-8&amp;q=LogonUser+grou</text:span><text:line-break/><text:span text:style-name="T1">p%3A*powerbuilder*</text:span><text:line-break/><text:line-break/><text:span text:style-name="T1">Once you get LogonUser to work, ImpersonateLoggedOnUser can be called as</text:span><text:line-break/><text:span text:style-name="T1">follows:</text:span><text:line-break/><text:soft-page-break/><text:line-break/><text:span text:style-name="T1">function boolean ImpersonateLoggedOnUser( ulong hToken ) library</text:span><text:line-break/><text:span text:style-name="T1">"advapi32.dll"</text:span> </text:p>
      <text:p text:style-name="P2"/>
      <text:p text:style-name="P4">Esperemos que alguien ha abordado éste este tema ya que me está dando algunos problemas. Estoy tratando de construir una función dentro de mi aplicación que permita a un usuario copiar un archivo a una carpeta en la que normalmente no tendrían acceso. Normalmente utilizamos SFTP para este tipo de cosas, pero tenemos un cliente que quiere utilizar un recurso compartido de red tradicional en su lugarlugar. El desafío, por supuesto, es ser capaz de elevar las credenciales de sesión para la operación de copia de archivos y luego caer de nuevo a las credenciales normales del usuario una vez hecho esto.</text:p>
      <text:p text:style-name="P3"/>
      <text:p text:style-name="P4">En este ejemplo, trato de copiar 'd:\test.xls' a 'd:\testfolder\test.xls'. Mi usuario local no tiene los permisos necesarios sobre 'd:\testfolder\test.xls', pero las credenciales de usuario pasadas a la funcion, sí tiene los privilégios sobre esa carpeta.</text:p>
      <text:p text:style-name="P4"><text:line-break/>Aqui lo realizado en :Powerbuilder 11.5.1 Build 4011</text:p>
      <text:p text:style-name="P4"><text:s/><text:line-break/><text:line-break/>/************************************************************************************** <text:line-break/>// External Functions </text:p>
      <text:p text:style-name="P4"/>
      <text:p text:style-name="P4">Fuction boolean LogonUser (string lpszUserName, string lpszDomain, string lpszPassword, long dwLogonType, long dwLogonProvider, ref long phToken) LIBRARY "advapi32.dll" alias for "LogonUserA;Ansi"</text:p>
      <text:p text:style-name="P4"><text:line-break/>Fuction boolean ImpersonateLoggedOnUser (long IntPtr) LIBRARY "advapi32.dll" alias for "ImpersonateLoggedOnUser;Ansi"</text:p>
      <text:p text:style-name="P4"><text:s/><text:line-break/>Function boolean RevertToSelf() LIBRARY "advapi32.dll" alias for "RevertToSelf;Ansi"</text:p>
      <text:p text:style-name="P4"><text:s/><text:line-break/>Function boolean CopyFileA (string cfrom, string cto, boolean flag ) LIBRARY "Kernel32.dll" alias for "CopyFileA;Ansi" <text:line-break/><text:line-break/>// Function parameters as_user string, as_domain string, as_password string</text:p>
      <text:p text:style-name="P4"><text:s/><text:line-break/>boolean lb_ret</text:p>
      <text:p text:style-name="P4">long ll_token</text:p>
      <text:p text:style-name="P4"><text:line-break/>ll_token = 0</text:p>
      <text:p text:style-name="P4">lb_ret = LogonUser(as_user, as_domain, as_password, 4, 0, ll_token) <text:tab/><text:tab/>//returns true</text:p>
      <text:p text:style-name="P4">lb_ret = ImpersonateLoggedOnUser(ll_token) <text:tab/><text:tab/><text:tab/><text:tab/>// returns true</text:p>
      <text:p text:style-name="P4"><text:line-break/>// this API call doesn't seem to use the elevated credentials</text:p>
      <text:p text:style-name="P4">lb_ret = CopyFileA('d:\test.xls', 'd:\testfolder\test.xls', False) <text:tab/><text:tab/><text:tab/>//returns false</text:p>
      <text:p text:style-name="P4"><text:s/><text:line-break/>// neither does the internal filecopy function in powerbuilder</text:p>
      <text:p text:style-name="P4">FileCopy('d:\test.xls', 'd:\test.xls', 'd:\testfolder\test.xls', True) <text:tab/><text:tab/><text:tab/>//returns -2</text:p>
      <text:p text:style-name="P4"><text:s/><text:line-break/>RevertToSelf() <text:line-break/></text:p>
      <text:p text:style-name="P4">CloseHandle(ll_token) <text:line-break/></text:p>
      <text:p text:style-name="P4">/************************************************************************************** <text:line-break/></text:p>
      <text:p text:style-name="P4">Alguna idea? Me pregunto si CreateProcessWithLogon es el camino a seguir en este caso, pero parece seguro que <text:s/>debería ser <text:s/>posible utilizando CopyFileA con ImpersonateLoggedOnUser.</text:p>
      <text:p text:style-name="P4">Gracias!</text:p>
      <text:p text:style-name="P5"><text:span text:style-name="T1"/></text:p>
      <text:p text:style-name="P5"><text:span text:style-name="T1">¿No te encanta cuando uno postea el problema y 2 minutos más tarde encuentras la solución?</text:span></text:p>
      <text:p text:style-name="P5"><text:span text:style-name="T1"/></text:p>
      <text:p text:style-name="P5"><text:span text:style-name="T1">En ésta línea:</text:span></text:p>
      <text:p text:style-name="P5"><text:span text:style-name="T1"/></text:p>
      <text:p text:style-name="P5"><text:span text:style-name="T1">lb_ret = LogonUser (as_user, as_domain, as_password, 4, 0, ll_token)</text:span></text:p>
      <text:p text:style-name="P5"><text:span text:style-name="T1"/></text:p>
      <text:p text:style-name="P5"><text:span text:style-name="T1">4 es LOGON32_LOGON_BATCH, lo que sería para un inicio de sesión tipo de servicio ..</text:span></text:p>
      <text:p text:style-name="P5"><text:soft-page-break/><text:span text:style-name="T1"/></text:p>
      <text:p text:style-name="P5"><text:span text:style-name="T1">debía ser cambiado a esto:</text:span></text:p>
      <text:p text:style-name="P5"><text:span text:style-name="T1"/></text:p>
      <text:p text:style-name="P5"><text:span text:style-name="T1">lb_ret = LogonUser (as_user, as_domain, as_password, 3, 0, ll_token)</text:span></text:p>
      <text:p text:style-name="P5"><text:span text:style-name="T1"/></text:p>
      <text:p text:style-name="P5"><text:span text:style-name="T1">3 es LOGON32_LOGON_NETWORK ... mucho más apropiado en este caso.</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helvetica,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ván Toletti</meta:initial-creator>
    <meta:creation-date>2016-07-02T15:43:47.63</meta:creation-date>
    <dc:date>2016-07-02T18:07:38.89</dc:date>
    <dc:creator>Iván Toletti</dc:creator>
    <meta:editing-duration>PT46M23S</meta:editing-duration>
    <meta:editing-cycles>5</meta:editing-cycles>
    <meta:generator>OpenOffice/4.1.2$Win32 OpenOffice.org_project/412m3$Build-9782</meta:generator>
    <meta:document-statistic meta:table-count="0" meta:image-count="0" meta:object-count="0" meta:page-count="3" meta:paragraph-count="34" meta:word-count="623" meta:character-count="4863"/>
  </office:meta>
</office:document-meta>
</file>